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text-properties officeooo:paragraph-rsid="000bf277"/>
    </style:style>
    <style:style style:name="P3" style:family="paragraph" style:parent-style-name="Text_20_body">
      <style:text-properties officeooo:rsid="000bf277" officeooo:paragraph-rsid="000ced49"/>
    </style:style>
    <style:style style:name="P4" style:family="paragraph" style:parent-style-name="Text_20_body">
      <style:text-properties officeooo:rsid="000bf277" officeooo:paragraph-rsid="000bf277"/>
    </style:style>
    <style:style style:name="P5" style:family="paragraph" style:parent-style-name="Text_20_body" style:list-style-name="L1">
      <style:text-properties officeooo:rsid="000c3095" officeooo:paragraph-rsid="000c3095"/>
    </style:style>
    <style:style style:name="P6" style:family="paragraph" style:parent-style-name="Text_20_body" style:list-style-name="L1">
      <style:text-properties officeooo:rsid="00156517" officeooo:paragraph-rsid="00156517"/>
    </style:style>
    <style:style style:name="P7" style:family="paragraph" style:parent-style-name="Text_20_body" style:list-style-name="L1">
      <style:text-properties officeooo:rsid="000ced49" officeooo:paragraph-rsid="000ced49"/>
    </style:style>
    <style:style style:name="P8" style:family="paragraph" style:parent-style-name="Text_20_body">
      <style:text-properties officeooo:rsid="000f1bb6" officeooo:paragraph-rsid="000f1bb6"/>
    </style:style>
    <style:style style:name="T1" style:family="text">
      <style:text-properties officeooo:rsid="000ced49"/>
    </style:style>
    <style:style style:name="T2" style:family="text">
      <style:text-properties officeooo:rsid="000c3095"/>
    </style:style>
    <style:style style:name="T3" style:family="text">
      <style:text-properties officeooo:rsid="00101bba"/>
    </style:style>
    <style:style style:name="T4" style:family="text">
      <style:text-properties officeooo:rsid="00156517"/>
    </style:style>
    <style:style style:name="T5" style:family="text">
      <style:text-properties officeooo:rsid="001759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<text:span text:style-name="T1">PRÁCTICO </text:span>DE INTELIGENCIA ARTIFICIAL <text:span text:style-name="T1">GENERATIVA</text:span></text:p>
      <text:p text:style-name="Heading">Duración:</text:p>
      <text:p text:style-name="P2"><text:span text:style-name="T2">15</text:span> horas.</text:p>
      <text:p text:style-name="Heading">Perfil:</text:p>
      <text:p text:style-name="P2">Básico.</text:p>
      <text:p text:style-name="Heading">Dirigido a:</text:p>
      <text:p text:style-name="P3">A cual<text:span text:style-name="T3">q</text:span>uier tipo de persona con inquietudes por aprender Inteligencia Artificial <text:span text:style-name="T1">Ge</text:span><text:span text:style-name="T2">nerativa</text:span><text:span text:style-name="T1">.</text:span></text:p>
      <text:p text:style-name="Heading">Requisitos previos:</text:p>
      <text:p text:style-name="P4">No se necesita experiencia previa.</text:p>
      <text:p text:style-name="Heading">Objetivos:</text:p>
      <text:p text:style-name="Text_20_body">Los alumnos entenderán los fundamentos de <text:span text:style-name="T2">la Inteligencia Artificial </text:span><text:span text:style-name="T1">Ge</text:span><text:span text:style-name="T2">nerativa, aprenderán a hacer prompts para sacar el mayor provecho a estas herramientas, y descubrirá</text:span><text:span text:style-name="T3">n</text:span><text:span text:style-name="T2"> distintas herramientas de Inteligencia Artificial.</text:span></text:p>
      <text:p text:style-name="Heading">Contenido:</text:p>
      <text:list text:style-name="L1">
        <text:list-item>
          <text:p text:style-name="P5">Introducción a la Inteligencia Artificial Generativa.</text:p>
          <text:list>
            <text:list-item>
              <text:p text:style-name="P6">Historia.</text:p>
            </text:list-item>
            <text:list-item>
              <text:p text:style-name="P6">Conceptos clave.</text:p>
            </text:list-item>
            <text:list-item>
              <text:p text:style-name="P6">Beneficios y desafíos.</text:p>
            </text:list-item>
          </text:list>
        </text:list-item>
        <text:list-item>
          <text:p text:style-name="P7">Los Grandes Modelos del Lenguaje (LLM).</text:p>
          <text:list>
            <text:list-item>
              <text:p text:style-name="P6">Capacidades.</text:p>
            </text:list-item>
            <text:list-item>
              <text:p text:style-name="P6">Limitaciones.</text:p>
            </text:list-item>
            <text:list-item>
              <text:p text:style-name="P6">Aplicaciones.</text:p>
            </text:list-item>
          </text:list>
        </text:list-item>
        <text:list-item>
          <text:p text:style-name="P7">Introducción a <text:span text:style-name="T4">la Ingeniería de Prompts</text:span>.</text:p>
          <text:list>
            <text:list-item>
              <text:p text:style-name="P6">Importancia de los prompts.</text:p>
            </text:list-item>
            <text:list-item>
              <text:p text:style-name="P6">Elementos claves de un buen prompt.</text:p>
            </text:list-item>
            <text:list-item>
              <text:p text:style-name="P6">Técnicas avanzadas.</text:p>
            </text:list-item>
          </text:list>
        </text:list-item>
        <text:list-item>
          <text:p text:style-name="P6">Comparativa de <text:span text:style-name="T1">Grandes Modelos del Lenguaje (LLM).</text:span></text:p>
          <text:list>
            <text:list-item>
              <text:p text:style-name="P6">Modelos de pesos cerrados (OpenIA, Gemini, Grok, Claude, etc.)</text:p>
            </text:list-item>
            <text:list-item>
              <text:p text:style-name="P6">Modelos de pesos abiertos (Llama, Deepseek, Qween, Mistral, etc.<text:span text:style-name="T5">)</text:span></text:p>
            </text:list-item>
          </text:list>
        </text:list-item>
        <text:list-item>
          <text:p text:style-name="P7"><text:soft-page-break/>Otras herramientas de <text:span text:style-name="T2">Inteligencia Artificial Generativa.</text:span></text:p>
          <text:list>
            <text:list-item>
              <text:p text:style-name="P7">De texto a audio y de audio a texto.</text:p>
            </text:list-item>
            <text:list-item>
              <text:p text:style-name="P7">De texto a imagen y de imagen a texto.</text:p>
            </text:list-item>
            <text:list-item>
              <text:p text:style-name="P7">De texto a vídeo y de vídeo a imagen.</text:p>
            </text:list-item>
            <text:list-item>
              <text:p text:style-name="P7">Otras herramientas.</text:p>
            </text:list-item>
          </text:list>
        </text:list-item>
      </text:list>
      <text:p text:style-name="P8">NOTAS: No he puesto ninguna herramienta en concreto por lo rápido que avanzan las mismas. La idea es centrarse en versiones gratuit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423cm" fo:margin-bottom="0.212cm" style:contextual-spacing="false" style:page-number="auto" fo:keep-with-next="always"/>
      <style:text-properties fo:color="#3465a4" loext:opacity="100%"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3T18:57:02.461926516</meta:creation-date>
    <dc:date>2026-04-02T17:45:21.596549688</dc:date>
    <meta:editing-duration>PT17M31S</meta:editing-duration>
    <meta:editing-cycles>6</meta:editing-cycles>
    <meta:generator>LibreOffice/25.8.6.2$Linux_X86_64 LibreOffice_project/a46b460d1686bb49c718d2ef5f88b83ff2dc4981</meta:generator>
    <meta:print-date>2024-11-23T20:16:36.719221333</meta:print-date>
    <meta:printed-by>Archivos PDF</meta:printed-by>
    <meta:document-statistic meta:table-count="0" meta:image-count="0" meta:object-count="0" meta:page-count="2" meta:paragraph-count="33" meta:word-count="204" meta:character-count="1319" meta:non-whitespace-character-count="1168"/>
  </office:meta>
</office:document-meta>
</file>